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8ae5" officeooo:paragraph-rsid="001b8ae5"/>
    </style:style>
    <style:style style:name="P2" style:family="paragraph" style:parent-style-name="Standard">
      <style:text-properties officeooo:rsid="001b8ae5" officeooo:paragraph-rsid="002730bf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1ce964" officeooo:paragraph-rsid="00201f83" style:font-style-asian="italic" style:font-style-complex="italic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1ce964" officeooo:paragraph-rsid="001ce964" style:font-style-asian="italic" style:font-style-complex="italic"/>
    </style:style>
    <style:style style:name="P5" style:family="paragraph" style:parent-style-name="Standard">
      <style:text-properties officeooo:paragraph-rsid="0026ba8a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1e4044" officeooo:paragraph-rsid="001e4044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1e4044" officeooo:paragraph-rsid="00236dd0" style:font-style-asian="italic" style:font-style-complex="italic"/>
    </style:style>
    <style:style style:name="P8" style:family="paragraph" style:parent-style-name="Standard">
      <style:text-properties fo:font-style="normal" style:text-underline-style="none" officeooo:rsid="002b26e0" officeooo:paragraph-rsid="001e4044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2f2512" officeooo:paragraph-rsid="002f2512" style:font-style-asian="normal" style:font-style-complex="normal"/>
    </style:style>
    <style:style style:name="P10" style:family="paragraph" style:parent-style-name="Standard">
      <style:text-properties officeooo:rsid="001b8ae5" officeooo:paragraph-rsid="001e7e64"/>
    </style:style>
    <style:style style:name="P11" style:family="paragraph" style:parent-style-name="Standard">
      <style:text-properties officeooo:rsid="002f2512" officeooo:paragraph-rsid="002f2512"/>
    </style:style>
    <style:style style:name="P12" style:family="paragraph" style:parent-style-name="Standard">
      <style:text-properties officeooo:rsid="00314f5c" officeooo:paragraph-rsid="00314f5c"/>
    </style:style>
    <style:style style:name="T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" style:family="text">
      <style:text-properties officeooo:rsid="002730bf"/>
    </style:style>
    <style:style style:name="T3" style:family="text">
      <style:text-properties officeooo:rsid="00224bcf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1ce964"/>
    </style:style>
    <style:style style:name="T6" style:family="text">
      <style:text-properties officeooo:rsid="001e4044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2730bf" style:font-style-asian="normal" style:font-style-complex="normal"/>
    </style:style>
    <style:style style:name="T9" style:family="text">
      <style:text-properties officeooo:rsid="00279814"/>
    </style:style>
    <style:style style:name="T10" style:family="text">
      <style:text-properties officeooo:rsid="0024e9d8"/>
    </style:style>
    <style:style style:name="T11" style:family="text">
      <style:text-properties fo:font-style="normal" style:text-underline-style="none" officeooo:rsid="001e7e64" style:font-style-asian="normal" style:font-style-complex="normal"/>
    </style:style>
    <style:style style:name="T12" style:family="text">
      <style:text-properties fo:font-style="normal" style:text-underline-style="none" officeooo:rsid="00201f83" style:font-style-asian="normal" style:font-style-complex="normal"/>
    </style:style>
    <style:style style:name="T13" style:family="text">
      <style:text-properties fo:font-style="italic" style:text-underline-style="solid" style:text-underline-width="auto" style:text-underline-color="font-color" officeooo:rsid="001e4044" style:font-style-asian="italic" style:font-style-complex="italic"/>
    </style:style>
    <style:style style:name="T14" style:family="text">
      <style:text-properties fo:font-style="normal" style:text-underline-style="none" officeooo:rsid="00279814" style:font-style-asian="normal" style:font-style-complex="normal"/>
    </style:style>
    <style:style style:name="T15" style:family="text">
      <style:text-properties officeooo:rsid="001e7e64"/>
    </style:style>
    <style:style style:name="T16" style:family="text">
      <style:text-properties fo:font-style="normal" style:text-underline-style="none" officeooo:rsid="00236dd0" style:font-style-asian="normal" style:font-style-complex="normal"/>
    </style:style>
    <style:style style:name="T17" style:family="text">
      <style:text-properties fo:font-style="italic" style:text-underline-style="solid" style:text-underline-width="auto" style:text-underline-color="font-color" officeooo:rsid="001e7e64" style:font-style-asian="italic" style:font-style-complex="italic"/>
    </style:style>
    <style:style style:name="T18" style:family="text">
      <style:text-properties fo:font-style="normal" style:text-underline-style="none" officeooo:rsid="001e4044" style:font-style-asian="normal" style:font-style-complex="normal"/>
    </style:style>
    <style:style style:name="T19" style:family="text">
      <style:text-properties fo:font-style="normal" style:text-underline-style="none" officeooo:rsid="0029f8fc" style:font-style-asian="normal" style:font-style-complex="normal"/>
    </style:style>
    <style:style style:name="T20" style:family="text">
      <style:text-properties fo:font-style="normal" style:text-underline-style="none" officeooo:rsid="002b26e0" style:font-style-asian="normal" style:font-style-complex="normal"/>
    </style:style>
    <style:style style:name="T21" style:family="text">
      <style:text-properties fo:font-style="normal" style:text-underline-style="none" officeooo:rsid="002d53be" style:font-style-asian="normal" style:font-style-complex="normal"/>
    </style:style>
    <style:style style:name="T22" style:family="text">
      <style:text-properties officeooo:rsid="00314f5c"/>
    </style:style>
    <style:style style:name="T23" style:family="text">
      <style:text-properties officeooo:rsid="002fbd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8/09/2025 :</text:span> visualisation de <text:span text:style-name="T2">c</text:span>e qui <text:span text:style-name="T2">s’</text:span><text:span text:style-name="T3">étai</text:span><text:span text:style-name="T2">t</text:span><text:span text:style-name="T3"> fait </text:span>l’anné<text:span text:style-name="T2">e</text:span> derni<text:span text:style-name="T2">è</text:span>r<text:span text:style-name="T2">e</text:span></text:p>
      <text:p text:style-name="P1"/>
      <text:p text:style-name="P1"><text:span text:style-name="T4">15/09/2025:</text:span> <text:span text:style-name="T2">à nouveau prise </text:span>en main du projet <text:span text:style-name="T5">(visuali</text:span><text:span text:style-name="T6">sation d</text:span><text:span text:style-name="T3">es id</text:span><text:span text:style-name="T2">ées</text:span><text:span text:style-name="T3"> plus ébauche </text:span><text:span text:style-name="T6">)</text:span></text:p>
      <text:p text:style-name="P1"/>
      <text:p text:style-name="P2"><text:span text:style-name="T4">22/09/2025:</text:span><text:span text:style-name="T7"> </text:span><text:span text:style-name="T8">à nouveau prise </text:span><text:span text:style-name="T7">en main du projet </text:span><text:span text:style-name="T6">(correction des faute</text:span><text:span text:style-name="T9">s</text:span><text:span text:style-name="T6"> d’orthographe</text:span><text:span text:style-name="T10">)</text:span></text:p>
      <text:p text:style-name="P1"/>
      <text:p text:style-name="P3">03/11/2025:<text:span text:style-name="T7"> </text:span><text:span text:style-name="T11">fix bug de </text:span><text:span text:style-name="T12">liaison et fix bug leçon 1</text:span></text:p>
      <text:p text:style-name="P4"/>
      <text:p text:style-name="P5"><text:span text:style-name="T13">10/11/2025:</text:span><text:span text:style-name="T12"> création quiz 2 + nouveau</text:span><text:span text:style-name="T14">x</text:span><text:span text:style-name="T12"> type</text:span><text:span text:style-name="T14">s</text:span><text:span text:style-name="T12"> de question</text:span><text:span text:style-name="T14">s</text:span><text:span text:style-name="T12">: question</text:span><text:span text:style-name="T14">s</text:span><text:span text:style-name="T12"> à réponse libre</text:span></text:p>
      <text:p text:style-name="P6"/>
      <text:p text:style-name="P6">17/11/2025:<text:span text:style-name="T7"> </text:span><text:span text:style-name="T12">création leçon 3/4/5</text:span></text:p>
      <text:p text:style-name="P6"/>
      <text:p text:style-name="P7">2<text:span text:style-name="T15">4</text:span>/11/2025:<text:span text:style-name="T7"> </text:span><text:span text:style-name="T16">c</text:span><text:span text:style-name="T12">réation </text:span><text:span text:style-name="T16">quiz</text:span><text:span text:style-name="T12"> 3 </text:span><text:span text:style-name="T16">et </text:span><text:span text:style-name="T12">4</text:span></text:p>
      <text:p text:style-name="P6"/>
      <text:p text:style-name="P5"><text:span text:style-name="T17">01/</text:span><text:span text:style-name="T13">12/2025:</text:span><text:span text:style-name="T18"> </text:span><text:span text:style-name="T19">installation et configuration de github</text:span></text:p>
      <text:p text:style-name="P6"/>
      <text:p text:style-name="P6"><text:span text:style-name="T15">08/</text:span>12/2025:<text:span text:style-name="T20">problème de technique </text:span></text:p>
      <text:p text:style-name="P6"/>
      <text:p text:style-name="P6"><text:span text:style-name="T15">15</text:span>/<text:span text:style-name="T15">12/2025:</text:span><text:span text:style-name="T20"> recher</text:span><text:span text:style-name="T21">che</text:span><text:span text:style-name="T20"> hebergeur</text:span></text:p>
      <text:p text:style-name="P8"/>
      <text:p text:style-name="P9">22/10/2025:problème technique</text:p>
      <text:p text:style-name="P10"/>
      <text:p text:style-name="P11">26/01/2025 : <text:span text:style-name="T22">test </text:span><text:span text:style-name="T23">github page</text:span></text:p>
      <text:p text:style-name="P11"/>
      <text:p text:style-name="P12">…</text:p>
      <text:p text:style-name="P12"/>
      <text:p text:style-name="P12">09/03 : upload image sur herbergeur imgb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4:31:37.340379800</meta:creation-date>
    <dc:date>2026-03-11T14:39:06.806650400</dc:date>
    <meta:editing-duration>PT1H48M18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4" meta:word-count="96" meta:character-count="646" meta:non-whitespace-character-count="563"/>
  </office:meta>
</office:document-meta>
</file>